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3f8cef" officeooo:paragraph-rsid="013f180c"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5ab69b" officeooo:paragraph-rsid="014e7cf9" style:font-name-asian="Nimbus Mono L" style:font-size-asian="13pt" style:font-style-asian="normal" style:font-name-complex="Liberation Mono" style:font-size-complex="13pt" style:font-style-complex="normal"/>
    </style:style>
    <style:style style:name="P4" style:family="paragraph" style:parent-style-name="Preformatted_20_Text">
      <style:paragraph-properties fo:text-align="center" style:justify-single-word="false"/>
      <style:text-properties officeooo:paragraph-rsid="00083d4b"/>
    </style:style>
    <style:style style:name="P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8" style:family="paragraph" style:parent-style-name="Preformatted_20_Text" style:master-page-name="">
      <style:paragraph-properties style:page-number="auto"/>
      <style:text-properties style:font-name="Liberation Serif" fo:font-size="10pt" fo:font-style="normal" style:text-underline-style="none" fo:font-weight="normal" officeooo:rsid="01440ece" officeooo:paragraph-rsid="01440ece" style:font-size-asian="10pt" style:font-style-asian="normal" style:font-weight-asian="normal" style:font-size-complex="10pt" style:font-style-complex="normal" style:font-weight-complex="normal"/>
    </style:style>
    <style:style style:name="P9"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0"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1"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3f180c"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2" style:family="paragraph" style:parent-style-name="Preformatted_20_Text" style:master-page-name="">
      <style:paragraph-properties style:page-number="auto"/>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3"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4" style:family="paragraph" style:parent-style-name="Preformatted_20_Text">
      <style:text-properties fo:font-size="13pt" officeooo:paragraph-rsid="01604bcb" style:font-size-asian="13pt" style:font-size-complex="13pt"/>
    </style:style>
    <style:style style:name="P15" style:family="paragraph" style:parent-style-name="Preformatted_20_Text">
      <style:text-properties fo:font-size="13pt" officeooo:rsid="0160cefc" officeooo:paragraph-rsid="0160cefc" style:font-size-asian="13pt" style:font-size-complex="13pt"/>
    </style:style>
    <style:style style:name="P16" style:family="paragraph" style:parent-style-name="Preformatted_20_Text">
      <style:text-properties fo:font-size="13pt" officeooo:paragraph-rsid="016288f4" style:font-size-asian="13pt" style:font-size-complex="13pt"/>
    </style:style>
    <style:style style:name="P17" style:family="paragraph" style:parent-style-name="Preformatted_20_Text">
      <style:text-properties fo:font-size="13pt" officeooo:paragraph-rsid="016367ae" style:font-size-asian="13pt" style:font-size-complex="13pt"/>
    </style:style>
    <style:style style:name="P18" style:family="paragraph" style:parent-style-name="Preformatted_20_Text">
      <style:text-properties style:font-name="Liberation Sans" fo:font-size="13pt" fo:font-style="normal" style:text-underline-style="none" officeooo:rsid="014d40c0" officeooo:paragraph-rsid="0160cefc"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ans" fo:font-size="13pt" fo:font-style="normal" style:text-underline-style="none" officeooo:rsid="0160cefc" officeooo:paragraph-rsid="0160cefc"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style:font-name="Liberation Sans" fo:font-size="13pt" fo:font-style="normal" style:text-underline-style="none" officeooo:rsid="016288f4" officeooo:paragraph-rsid="016288f4" style:font-name-asian="Nimbus Mono L" style:font-size-asian="13pt" style:font-style-asian="normal" style:font-name-complex="Liberation Mono" style:font-size-complex="13pt" style:font-style-complex="normal"/>
    </style:style>
    <style:style style:name="P21"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3f180c" style:font-name-asian="Nimbus Mono L" style:font-size-asian="11pt" style:font-style-asian="italic" style:font-weight-asian="bold" style:font-name-complex="Liberation Mono" style:font-size-complex="11pt" style:font-style-complex="italic" style:font-weight-complex="bold"/>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5869fa"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5cf704"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604bcb"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527941"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59697a"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5d1d85"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604bcb"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60cefc"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4e7cf9"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5ab69b"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0e307b6" fo:background-color="transparent" loext:char-shading-value="0" style:font-style-asian="normal" style:font-style-complex="normal"/>
    </style:style>
    <style:style style:name="T33" style:family="text">
      <style:text-properties style:font-name="Liberation Sans" fo:font-style="normal" style:text-underline-style="none" officeooo:rsid="00083d4b" fo:background-color="transparent" loext:char-shading-value="0" style:font-style-asian="normal" style:font-style-complex="normal"/>
    </style:style>
    <style:style style:name="T34" style:family="text">
      <style:text-properties style:font-name="Liberation Sans" fo:font-style="normal" style:text-underline-style="none" officeooo:rsid="0123a160" fo:background-color="transparent" loext:char-shading-value="0" style:font-style-asian="normal" style:font-style-complex="normal"/>
    </style:style>
    <style:style style:name="T35" style:family="text">
      <style:text-properties style:font-name="Liberation Sans" fo:font-style="normal" style:text-underline-style="none" officeooo:rsid="013c55a1" fo:background-color="transparent" loext:char-shading-value="0" style:font-style-asian="normal" style:font-style-complex="normal"/>
    </style:style>
    <style:style style:name="T36" style:family="text">
      <style:text-properties style:font-name="Liberation Sans" fo:font-style="normal" style:text-underline-style="none" officeooo:rsid="014f39d6" fo:background-color="transparent" loext:char-shading-value="0" style:font-style-asian="normal" style:font-style-complex="normal"/>
    </style:style>
    <style:style style:name="T37" style:family="text">
      <style:text-properties style:font-name="Liberation Sans" fo:font-style="normal" style:text-underline-style="none" fo:font-weight="bold" officeooo:rsid="010c8510" fo:background-color="transparent" loext:char-shading-value="0" style:font-name-asian="Nimbus Mono L" style:font-style-asian="normal" style:font-weight-asian="bold" style:font-name-complex="Liberation Mono" style:font-style-complex="normal" style:font-weight-complex="bold"/>
    </style:style>
    <style:style style:name="T38" style:family="text">
      <style:text-properties style:font-name="Liberation Sans" fo:font-style="normal" style:text-underline-style="none" fo:font-weight="bold" officeooo:rsid="016367ae" fo:background-color="transparent" loext:char-shading-value="0" style:font-name-asian="Nimbus Mono L" style:font-style-asian="normal" style:font-weight-asian="bold" style:font-name-complex="Liberation Mono" style:font-style-complex="normal" style:font-weight-complex="bold"/>
    </style:style>
    <style:style style:name="T39" style:family="text">
      <style:text-properties style:font-name="Liberation Sans" fo:font-style="normal" style:text-underline-style="none" fo:font-weight="bold" officeooo:rsid="016288f4" fo:background-color="transparent" loext:char-shading-value="0" style:font-name-asian="Nimbus Mono L" style:font-style-asian="normal" style:font-weight-asian="bold" style:font-name-complex="Liberation Mono" style:font-style-complex="normal" style:font-weight-complex="bold"/>
    </style:style>
    <style:style style:name="T40" style:family="text">
      <style:text-properties officeooo:rsid="014268eb"/>
    </style:style>
    <style:style style:name="T41" style:family="text">
      <style:text-properties fo:font-weight="bold" style:font-weight-asian="bold" style:font-weight-complex="bold"/>
    </style:style>
    <style:style style:name="T42" style:family="text">
      <style:text-properties fo:font-weight="bold" officeooo:rsid="000dd66a" style:font-weight-asian="bold" style:font-weight-complex="bold"/>
    </style:style>
    <style:style style:name="T43" style:family="text">
      <style:text-properties fo:font-weight="bold" officeooo:rsid="0160cefc" style:font-weight-asian="bold" style:font-weight-complex="bold"/>
    </style:style>
    <style:style style:name="T44" style:family="text">
      <style:text-properties officeooo:rsid="0155073e"/>
    </style:style>
    <style:style style:name="T45" style:family="text">
      <style:text-properties officeooo:rsid="015722be"/>
    </style:style>
    <style:style style:name="T46" style:family="text">
      <style:text-properties officeooo:rsid="0159697a"/>
    </style:style>
    <style:style style:name="T47" style:family="text">
      <style:text-properties officeooo:rsid="01604bcb"/>
    </style:style>
    <style:style style:name="T48" style:family="text">
      <style:text-properties officeooo:rsid="0160ce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4"><text:span text:style-name="T5">2</text:span><text:span text:style-name="T7">7</text:span><text:span text:style-name="T6">th</text:span><text:span text:style-name="T4"> </text:span><text:span text:style-name="T6">August</text:span><text:span text:style-name="T1"> 20</text:span><text:span text:style-name="T2">2</text:span><text:span text:style-name="T3">3</text:span></text:p>
      <text:p text:style-name="P8"/>
      <text:p text:style-name="P11">Psalm <text:span text:style-name="T47">55</text:span>:<text:span text:style-name="T47">22</text:span></text:p>
      <text:p text:style-name="P21">Cast your cares on the Lord and he will sustain you;</text:p>
      <text:p text:style-name="P21">he will never let the righteous be shaken.</text:p>
      <text:p text:style-name="P12">(From a Psalm of David expressing his distress but still trusting God)</text:p>
      <text:p text:style-name="P13"/>
      <text:p text:style-name="P6">Thanks to God</text:p>
      <text:p text:style-name="P14"><text:span text:style-name="T14">Father</text:span><text:span text:style-name="T11"> God,</text:span><text:span text:style-name="T9"> </text:span><text:span text:style-name="T12">we </text:span><text:span text:style-name="T16">thank</text:span><text:span text:style-name="T12"> </text:span><text:span text:style-name="T10">You </text:span><text:span text:style-name="T12">today, for You </text:span><text:span text:style-name="T16">care for</text:span><text:span text:style-name="T15"> Your Creation, and </text:span><text:span text:style-name="T16">sustain it, not only keeping the stars in their place and the planets orb</text:span><text:span text:style-name="T17">i</text:span><text:span text:style-name="T16">ting the Sun, but You care for</text:span><text:span text:style-name="T15"> us </text:span><text:span text:style-name="T16">as individuals</text:span><text:span text:style-name="T15">, </text:span><text:span text:style-name="T16">we </text:span><text:span text:style-name="T15">who need your grace daily</text:span><text:span text:style-name="T12">.</text:span></text:p>
      <text:p text:style-name="P14"><text:span text:style-name="T12"/></text:p>
      <text:p text:style-name="P14"><text:span text:style-name="T16">W</text:span><text:span text:style-name="T15">e thank You that You sent</text:span><text:span text:style-name="T13"> Jesus to redeem us, </text:span><text:span text:style-name="T15">so that we </text:span><text:span text:style-name="T17">could</text:span><text:span text:style-name="T15"> </text:span><text:span text:style-name="T16">ex</text:span><text:span text:style-name="T15">change </text:span><text:span text:style-name="T16">our unrighteousness for His Perfect Righteousness. </text:span><text:span text:style-name="T17">We are now</text:span><text:span text:style-name="T16"> without shame or fear, because You have </text:span><text:span text:style-name="T17">forgiven</text:span><text:span text:style-name="T16"> our guilt, paid the penalty </text:span><text:span text:style-name="T17">and cancelled the power of</text:span><text:span text:style-name="T16"> our sin.</text:span></text:p>
      <text:p text:style-name="P14"><text:span text:style-name="T16"/></text:p>
      <text:p text:style-name="P15"><text:span text:style-name="T16">W</text:span><text:span text:style-name="T8">e thank You that we can </text:span><text:span text:style-name="T16">return to Your holy Presence, </text:span><text:span text:style-name="T8">bringing our praise and our petitions to Your Throne of Grace, to receive mercy and help in our time of need.</text:span></text:p>
      <text:p text:style-name="P2"/>
      <text:p text:style-name="P7"><text:span text:style-name="T41">The Wide World...</text:span><text:span text:style-name="T42"> a</text:span><text:span text:style-name="T41">nd the </text:span><text:span text:style-name="T43">W</text:span><text:span text:style-name="T41">ider Church</text:span></text:p>
      <text:p text:style-name="P18"><text:span text:style-name="T40">W</text:span>e pray for <text:span text:style-name="T44">this world wher</text:span><text:span text:style-name="T45">e</text:span><text:span text:style-name="T44"> most </text:span><text:span text:style-name="T48">deny the Truth and try to ignore You</text:span><text:span text:style-name="T46">. </text:span><text:span text:style-name="T48">We thank You for the work of MAF and the Mathys family, bringing the gospel to people in need. We thank You for Calvin’s skills in keeping their aircraft flying safely to serve the people of PNG. We ask You to uphold Ruth in her teaching role so that translators may faithfully render Your Word into local languages.</text:span></text:p>
      <text:p text:style-name="P18"/>
      <text:p text:style-name="P19">We thank You that the gospel is Your powerful means of turning people from enemies into adopted members of Your family of the redeemed.</text:p>
      <text:p text:style-name="P19"/>
      <text:p text:style-name="P20">We thank You also that Your Word is preached in so many places around the world, so that the Kingdom advances daily as more and more are added to our number.</text:p>
      <text:p text:style-name="P3"/>
      <text:p text:style-name="P5">Ashburton</text:p>
      <text:p text:style-name="P16"><text:span text:style-name="T21">W</text:span><text:span text:style-name="T20">e thank You for </text:span><text:span text:style-name="T28">the </text:span><text:span text:style-name="T20">work </text:span><text:span text:style-name="T28">of grace</text:span><text:span text:style-name="T20"> here</text:span><text:span text:style-name="T21">, </text:span><text:span text:style-name="T28">seeing the gospel take root as people come to faith</text:span><text:span text:style-name="T25">. </text:span><text:span text:style-name="T30">We thank You for the New Life Korean congregation sharing these premises, and pray for continued growth in our relationship. May we work more closely together for the sake of the Kingdom as we seek to serve this community.</text:span></text:p>
      <text:p text:style-name="P16"><text:span text:style-name="T25"/></text:p>
      <text:p text:style-name="P16"><text:span text:style-name="T25">W</text:span><text:span text:style-name="T18">e </text:span><text:span text:style-name="T19">continue to pray for the </text:span><text:span text:style-name="T23">progress of our</text:span><text:span text:style-name="T19"> Revitalization program, </text:span><text:span text:style-name="T37">“</text:span><text:span text:style-name="T38">Thy</text:span><text:span text:style-name="T39"> Kingdom come”</text:span><text:span text:style-name="T30"> here as You raise up workers with the giftings necessary to fulfill Your purposes. We pray</text:span><text:span text:style-name="T29"> for us to </text:span><text:span text:style-name="T28">grow towards spiritual maturity, </text:span><text:span text:style-name="T31">using the means of discipleship and community groups</text:span><text:span text:style-name="T27">. </text:span><text:span text:style-name="T26">We</text:span><text:span text:style-name="T24"> </text:span><text:span text:style-name="T30">thank You for those unbelievers who have attended Introducing God and Hope Explored. We ask that You </text:span><text:span text:style-name="T24">continue to </text:span><text:span text:style-name="T30">lead them to faith in Jesus.</text:span></text:p>
      <text:p text:style-name="P16"><text:span text:style-name="T30"/></text:p>
      <text:p text:style-name="P17"><text:span text:style-name="T30">We </text:span><text:span text:style-name="T24">recognise that Jesus is building </text:span><text:span text:style-name="T26">His church and has called us to join with Him in the task</text:span><text:span text:style-name="T24">. </text:span><text:span text:style-name="T29">We seek to </text:span><text:span text:style-name="T31">bless this community in service by finding how we can make a difference in Jesus Name.</text:span></text:p>
      <text:p text:style-name="P17"><text:span text:style-name="T31"/></text:p>
      <text:p text:style-name="P17"><text:span text:style-name="T31">We pray also that You would sustain and restore those among us who are unwell or struggling in their circumstances</text:span><text:span text:style-name="T29">, </text:span><text:span text:style-name="T31">so that we may not be shaken </text:span><text:span text:style-name="T29">as we trust in</text:span><text:span text:style-name="T26"> </text:span><text:span text:style-name="T22">Jesus</text:span><text:span text:style-name="T32">,</text:span><text:span text:style-name="T36"> </text:span><text:span text:style-name="T34">our Lord and Saviour</text:span><text:span text:style-name="T35">, </text:span><text:span text:style-name="T33">Amen.</text:span></text:p>
      <text:p text:style-name="P9">Our Father, Who is in heaven,<text:line-break/>hallowed be Your name;<text:line-break/>Your kingdom come;<text:line-break/>Your will be done,<text:line-break/>on earth as it is in heaven.</text:p>
      <text:p text:style-name="P10"/>
      <text:p text:style-name="P10">Give us this day our daily bread.<text:line-break/>And forgive us our trespasses,<text:line-break/>as we forgive those that trespass against us.<text:line-break/>Lead us not into temptation;<text:line-break/>but deliver us from evil.</text:p>
      <text:p text:style-name="P10"/>
      <text:p text:style-name="P10">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8-26T10:22:00.196176006</dc:date>
    <meta:editing-duration>PT12H24M3S</meta:editing-duration>
    <meta:editing-cycles>148</meta:editing-cycles>
    <meta:generator>LibreOffice/7.3.7.2$Linux_X86_64 LibreOffice_project/30$Build-2</meta:generator>
    <meta:print-date>2022-11-12T21:41:23.154044675</meta:print-date>
    <meta:document-statistic meta:table-count="0" meta:image-count="0" meta:object-count="0" meta:page-count="2" meta:paragraph-count="22" meta:word-count="573" meta:character-count="3080" meta:non-whitespace-character-count="2529"/>
  </office:meta>
</office:document-meta>
</file>